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servations of the process of developing MIMO. <text:s/>The goal, at this point, is to minimize the amount of template haskell and thereby clarify the structure of the system. <text:s/>Until recently the structure had been several stages of template haskell. <text:s/>I developed a few techniques to convert this to a flatter structure:</text:p>
      <text:p text:style-name="P1"/>
      <text:list xml:id="list8643251245220475066" text:style-name="WWNum2">
        <text:list-item>
          <text:p text:style-name="P3">Replace use of imports of code generated by TH with an extra parameter holding record containing those values. <text:s/>Then once the imports are all converted to uses of the record fields, the function can be moved to the library. <text:s/>This leaves behind the actual invocations of the moved functions, which is short and can be collected into fewer modules.</text:p>
        </text:list-item>
        <text:list-item>
          <text:p text:style-name="P3">Turn uses of types stored in the info record into type parameters.</text:p>
        </text:list-item>
      </text:list>
      <text:p text:style-name="P1"/>
      <text:p text:style-name="P1">Things to keep in mind:</text:p>
      <text:p text:style-name="P1"/>
      <text:list xml:id="list8238822559082753397" text:style-name="WWNum1">
        <text:list-item>
          <text:p text:style-name="P4">You can’t mix hsx2hs and template haskell splicing. <text:s/>So its good to confine the latter as much as possibl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149" meta:character-count="861" meta:non-whitespace-character-count="714"/>
    <meta:generator>LibreOfficeDev/5.1.0.3$Linux_X86_64 LibreOffice_project/</meta:generator>
  </office:meta>
</office:document-meta>
</file>